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officeooo:rsid="0010d55e" officeooo:paragraph-rsid="0010d55e"/>
    </style:style>
    <style:style style:name="P2" style:family="paragraph" style:parent-style-name="Standard">
      <style:text-properties style:font-name="Calibri" officeooo:rsid="0010d55e" officeooo:paragraph-rsid="00157133"/>
    </style:style>
    <style:style style:name="P3" style:family="paragraph" style:parent-style-name="Standard">
      <style:text-properties style:font-name="Calibri" fo:font-weight="bold" officeooo:rsid="0010d55e" officeooo:paragraph-rsid="0010d55e" style:font-weight-asian="bold" style:font-weight-complex="bold"/>
    </style:style>
    <style:style style:name="P4" style:family="paragraph" style:parent-style-name="Standard">
      <style:text-properties style:font-name="Calibri" fo:font-weight="normal" officeooo:rsid="0010d55e" officeooo:paragraph-rsid="0010d55e" style:font-weight-asian="normal" style:font-weight-complex="normal"/>
    </style:style>
    <style:style style:name="P5" style:family="paragraph" style:parent-style-name="Standard">
      <style:text-properties style:font-name="Calibri" fo:font-weight="normal" officeooo:rsid="0010d55e" officeooo:paragraph-rsid="00302c32" style:font-weight-asian="normal" style:font-weight-complex="normal"/>
    </style:style>
    <style:style style:name="P6" style:family="paragraph" style:parent-style-name="Standard">
      <style:text-properties style:font-name="Calibri" fo:font-size="12pt" fo:font-style="normal" style:text-underline-style="none" fo:font-weight="normal" officeooo:rsid="00157133" officeooo:paragraph-rsid="00157133" style:font-size-asian="12pt" style:font-style-asian="normal" style:font-weight-asian="normal" style:font-size-complex="12pt" style:font-style-complex="normal" style:font-weight-complex="normal"/>
    </style:style>
    <style:style style:name="P7" style:family="paragraph" style:parent-style-name="Standard">
      <style:text-properties style:font-name="Calibri" fo:font-size="12pt" fo:font-style="normal" style:text-underline-style="none" fo:font-weight="normal" officeooo:rsid="00137fb1" officeooo:paragraph-rsid="00157133" style:font-size-asian="12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style:font-name="Calibri" fo:font-size="12pt" style:text-underline-style="none" fo:font-weight="normal" officeooo:rsid="0012d874" officeooo:paragraph-rsid="0012d874" style:font-size-asian="12pt" style:font-weight-asian="normal" style:font-size-complex="12pt" style:font-weight-complex="normal"/>
    </style:style>
    <style:style style:name="P9" style:family="paragraph" style:parent-style-name="Standard">
      <style:text-properties style:font-name="Calibri" fo:font-size="12pt" fo:font-weight="normal" officeooo:rsid="00257251" officeooo:paragraph-rsid="002cc3d0" style:font-size-asian="10.5pt" style:font-weight-asian="normal" style:font-size-complex="12pt" style:font-weight-complex="normal"/>
    </style:style>
    <style:style style:name="P10" style:family="paragraph" style:parent-style-name="Standard">
      <style:text-properties style:font-name="Calibri" fo:font-size="12pt" fo:font-style="italic" style:text-underline-style="none" fo:font-weight="normal" officeooo:rsid="00137fb1" officeooo:paragraph-rsid="0012d874" style:font-size-asian="12pt" style:font-style-asian="italic" style:font-weight-asian="normal" style:font-size-complex="12pt" style:font-style-complex="italic" style:font-weight-complex="normal"/>
    </style:style>
    <style:style style:name="P11" style:family="paragraph" style:parent-style-name="Standard">
      <style:text-properties style:font-name="Candara" fo:font-size="14pt" fo:font-weight="bold" officeooo:rsid="0010d55e" officeooo:paragraph-rsid="0010d55e" style:font-size-asian="14pt" style:font-weight-asian="bold" style:font-size-complex="14pt" style:font-weight-complex="bold"/>
    </style:style>
    <style:style style:name="P12" style:family="paragraph" style:parent-style-name="Standard">
      <style:text-properties style:font-name="Candara" fo:font-size="14pt" fo:font-style="normal" style:text-underline-style="none" fo:font-weight="bold" officeooo:rsid="00385a7b" officeooo:paragraph-rsid="00385a7b"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style:font-name="Candara" fo:font-size="14pt" fo:font-style="normal" style:text-underline-style="none" fo:font-weight="bold" officeooo:rsid="003cacc3" officeooo:paragraph-rsid="003cacc3" style:font-size-asian="14pt" style:font-style-asian="normal" style:font-weight-asian="bold" style:font-size-complex="14pt" style:font-style-complex="normal" style:font-weight-complex="bold"/>
    </style:style>
    <style:style style:name="P14" style:family="paragraph" style:parent-style-name="Standard">
      <style:text-properties style:font-name="Candara" officeooo:rsid="0010d55e" officeooo:paragraph-rsid="0010d55e"/>
    </style:style>
    <style:style style:name="P15" style:family="paragraph" style:parent-style-name="Standard">
      <style:text-properties style:font-name="Candara" officeooo:rsid="003990ef" officeooo:paragraph-rsid="003990ef"/>
    </style:style>
    <style:style style:name="P16" style:family="paragraph" style:parent-style-name="Standard">
      <style:paragraph-properties fo:text-align="center" style:justify-single-word="false"/>
      <style:text-properties style:font-name="Calibri" fo:font-size="12pt" fo:font-style="italic" style:text-underline-style="none" fo:font-weight="normal" officeooo:rsid="00468fae" officeooo:paragraph-rsid="0012d874" style:font-size-asian="12pt" style:font-style-asian="italic" style:font-weight-asian="normal" style:font-size-complex="12pt" style:font-style-complex="italic" style:font-weight-complex="normal"/>
    </style:style>
    <style:style style:name="P17" style:family="paragraph" style:parent-style-name="Standard">
      <style:text-properties style:font-name="Candara" fo:font-size="14pt" style:text-underline-style="none" fo:font-weight="bold" officeooo:rsid="003ae67c" officeooo:paragraph-rsid="003990e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Candara" fo:font-size="14pt" fo:font-style="normal" style:text-underline-style="none" fo:font-weight="bold" officeooo:rsid="00468fae" officeooo:paragraph-rsid="00468fae" style:font-size-asian="14pt" style:font-style-asian="normal" style:font-weight-asian="bold" style:font-size-complex="14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37fb1" style:font-style-asian="italic" style:font-style-complex="italic"/>
    </style:style>
    <style:style style:name="T3" style:family="text">
      <style:text-properties officeooo:rsid="0015dd5a"/>
    </style:style>
    <style:style style:name="T4" style:family="text">
      <style:text-properties officeooo:rsid="0017d0b3"/>
    </style:style>
    <style:style style:name="T5" style:family="text">
      <style:text-properties officeooo:rsid="001d0332"/>
    </style:style>
    <style:style style:name="T6" style:family="text">
      <style:text-properties officeooo:rsid="002cc3d0"/>
    </style:style>
    <style:style style:name="T7" style:family="text">
      <style:text-properties officeooo:rsid="002ee5c4"/>
    </style:style>
    <style:style style:name="T8" style:family="text">
      <style:text-properties officeooo:rsid="003297e7"/>
    </style:style>
    <style:style style:name="T9" style:family="text">
      <style:text-properties officeooo:rsid="0033ab87"/>
    </style:style>
    <style:style style:name="T10" style:family="text">
      <style:text-properties officeooo:rsid="003ae67c"/>
    </style:style>
    <style:style style:name="T11" style:family="text">
      <style:text-properties officeooo:rsid="003df787"/>
    </style:style>
    <style:style style:name="T12" style:family="text">
      <style:text-properties officeooo:rsid="003f6afc"/>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3f6afc" style:font-size-asian="14pt" style:font-weight-asian="bold" style:font-size-complex="14pt" style:font-weight-complex="bold"/>
    </style:style>
    <style:style style:name="T15" style:family="text">
      <style:text-properties fo:font-size="14pt" style:text-underline-style="none" fo:font-weight="bold" style:font-size-asian="14pt" style:font-weight-asian="bold" style:font-size-complex="14pt" style:font-weight-complex="bold"/>
    </style:style>
    <style:style style:name="T16" style:family="text">
      <style:text-properties fo:font-size="14pt" style:text-underline-style="none" fo:font-weight="bold" officeooo:rsid="003ae67c" style:font-size-asian="14pt" style:font-weight-asian="bold" style:font-size-complex="14pt" style:font-weight-complex="bold"/>
    </style:style>
    <style:style style:name="T17" style:family="text">
      <style:text-properties officeooo:rsid="004008ae"/>
    </style:style>
    <style:style style:name="T18" style:family="text">
      <style:text-properties officeooo:rsid="0041d9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Executive Summary</text:p>
      <text:p text:style-name="P16"/>
      <text:p text:style-name="P18">1.1 What is this proposal about ?</text:p>
      <text:p text:style-name="P8"><text:span text:style-name="T1">This document serves as a proposal in order to adopt a DevOps approach to managing the network infrastructure for the College of Science, Technology and Applied Arts of Trinidad &amp; Tobag</text:span><text:span text:style-name="T2">o.</text:span></text:p>
      <text:p text:style-name="P10"/>
      <text:p text:style-name="P7"/>
      <text:p text:style-name="P10"/>
      <text:p text:style-name="P10"/>
      <text:p text:style-name="P12"><text:span text:style-name="T11">1.2 </text:span>What <text:span text:style-name="T17">this solution does not cover </text:span><text:span text:style-name="T18">and why</text:span><text:span text:style-name="T17"> </text:span><text:span text:style-name="T18">it is not covered </text:span><text:span text:style-name="T17">?</text:span></text:p>
      <text:p text:style-name="P6">This document only covers the Enterprise LAN network and does not <text:span text:style-name="T3">include the Wireless technology or Data Center aspects of the network as this is only meant as a demonstration to adopt the practices associated with DevOps and can act as a starting point to transition to this </text:span><text:span text:style-name="T5">strategy.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oft-page-break/></text:p>
      <text:p text:style-name="P15"><text:span text:style-name="T16">2</text:span><text:span text:style-name="T15"> Introduction</text:span></text:p>
      <text:p text:style-name="P2"/>
      <text:p text:style-name="P11"><text:span text:style-name="T10">2</text:span>.1 Client Background:</text:p>
      <text:p text:style-name="P4">The client COSTAATT is a public tertiary institution in Trinidad and Tobago that offers programs in the areas of Information Technology, Business and Nursing, just to name a few. </text:p>
      <text:p text:style-name="P4"/>
      <text:p text:style-name="P5">The solution proposed can be applied to all types of organizations with large scale networks as it is aimed towards addressing the management of a large topology with limited human resources. The reason COSTAATT is an ideal candidate for this solution is because of their vast amount of networks and network devices that span multiple campuses across Trinidad and Tobago. </text:p>
      <text:p text:style-name="P4"/>
      <text:p text:style-name="P1"/>
      <text:p text:style-name="P11"><text:span text:style-name="T12">2</text:span>.2 Problem:</text:p>
      <text:p text:style-name="P4"><text:span text:style-name="T9">I</text:span>mprove<text:span text:style-name="T9">d</text:span> uptime and network availability due to the rise in the reliance and implementation of cloud based services in the organization. Many services such as file sharing, active directory and email services which was originally on premise is now being hosted in cloud based platforms <text:span text:style-name="T4">or being migrated</text:span>. This means that high availability fault tolerant networks have become a necessity <text:span text:style-name="T8">in order to ensure consistent access to these core services.</text:span></text:p>
      <text:p text:style-name="P4"/>
      <text:p text:style-name="P1"/>
      <text:p text:style-name="P11"><text:span text:style-name="T12">2</text:span>.3 Cause of the problem and <text:span text:style-name="T4">need</text:span> to resolve the issue:</text:p>
      <text:p text:style-name="P4">The traditional way of managing the network has led to longer turnaround times with regards to network troubleshooting, and scalability when making changes in the network to accommodate new devices or applications. This causes a halt in productivity as well as growth in the organization when they attempt to integrate new services. </text:p>
      <text:p text:style-name="P1"/>
      <text:p text:style-name="P14"><text:span text:style-name="T14">2</text:span><text:span text:style-name="T13">.4 Aim:</text:span></text:p>
      <text:p text:style-name="P9"><text:span text:style-name="T6">I</text:span>mplement a <text:span text:style-name="T6">DevOps </text:span>solution that enhances the management of COSTAATT's network <text:span text:style-name="T6">which will improve system uptime and increased productivity for the organization. </text:span>The solution contributes to <text:span text:style-name="T7">productivity</text:span> because automating repeatable or time consuming tasks will allow IT operations to concentrate on projects geared towards optimizing <text:span text:style-name="T7">performance.</text:span></text:p>
      <text:p text:style-name="P3"/>
      <text:p text:style-name="P1"/>
      <text:p text:style-name="P11"><text:span text:style-name="T12">2</text:span>.5 Evalu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T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T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30T10:45:15.011000000</meta:creation-date>
    <dc:date>2024-12-30T22:25:59.962000000</dc:date>
    <meta:editing-duration>PT4H47M32S</meta:editing-duration>
    <meta:editing-cycles>42</meta:editing-cycles>
    <meta:generator>LibreOffice/7.2.6.2$Windows_X86_64 LibreOffice_project/b0ec3a565991f7569a5a7f5d24fed7f52653d754</meta:generator>
    <meta:document-statistic meta:table-count="0" meta:image-count="0" meta:object-count="0" meta:page-count="2" meta:paragraph-count="16" meta:word-count="383" meta:character-count="2394" meta:non-whitespace-character-count="2023"/>
  </office:meta>
</office:document-meta>
</file>